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79472" officeooo:paragraph-rsid="00179472"/>
    </style:style>
    <style:style style:name="P2" style:family="paragraph" style:parent-style-name="Standard">
      <style:text-properties officeooo:rsid="001976cd" officeooo:paragraph-rsid="001976cd"/>
    </style:style>
    <style:style style:name="P3" style:family="paragraph" style:parent-style-name="Standard">
      <style:text-properties fo:font-weight="bold" officeooo:paragraph-rsid="00179472" style:font-weight-asian="bold" style:font-weight-complex="bold"/>
    </style:style>
    <style:style style:name="P4" style:family="paragraph" style:parent-style-name="Standard">
      <style:text-properties fo:font-weight="bold" officeooo:rsid="001976cd" officeooo:paragraph-rsid="001976cd" style:font-weight-asian="bold" style:font-weight-complex="bold"/>
    </style:style>
    <style:style style:name="P5" style:family="paragraph" style:parent-style-name="Standard">
      <style:text-properties officeooo:rsid="001d237f" officeooo:paragraph-rsid="001d237f"/>
    </style:style>
    <style:style style:name="P6" style:family="paragraph" style:parent-style-name="Text_20_body">
      <style:text-properties officeooo:rsid="001976cd" officeooo:paragraph-rsid="001976cd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bold" officeooo:rsid="001976cd" officeooo:paragraph-rsid="001976cd" style:font-weight-asian="bold" style:font-weight-complex="bold"/>
    </style:style>
    <style:style style:name="P9" style:family="paragraph" style:parent-style-name="Text_20_body">
      <style:text-properties fo:font-weight="bold" officeooo:rsid="001b6e2f" officeooo:paragraph-rsid="001b6e2f" style:font-weight-asian="bold" style:font-weight-complex="bold"/>
    </style:style>
    <style:style style:name="P10" style:family="paragraph" style:parent-style-name="Text_20_body">
      <style:text-properties fo:font-weight="normal" officeooo:rsid="001976cd" officeooo:paragraph-rsid="001976cd" style:font-weight-asian="normal" style:font-weight-complex="normal"/>
    </style:style>
    <style:style style:name="P11" style:family="paragraph" style:parent-style-name="Text_20_body">
      <style:text-properties fo:font-weight="normal" officeooo:rsid="001b6e2f" officeooo:paragraph-rsid="001b6e2f" style:font-weight-asian="normal" style:font-weight-complex="normal"/>
    </style:style>
    <style:style style:name="P12" style:family="paragraph" style:parent-style-name="Text_20_body">
      <style:text-properties fo:font-weight="normal" officeooo:rsid="001c12be" officeooo:paragraph-rsid="001c12be" style:font-weight-asian="normal" style:font-weight-complex="normal"/>
    </style:style>
    <style:style style:name="P13" style:family="paragraph" style:parent-style-name="Text_20_body">
      <style:text-properties fo:font-weight="normal" officeooo:rsid="001d237f" officeooo:paragraph-rsid="001d237f" style:font-weight-asian="normal" style:font-weight-complex="normal"/>
    </style:style>
    <style:style style:name="T1" style:family="text">
      <style:text-properties officeooo:rsid="0017947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d23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.</text:span> Mostar toda la información sobre los alumnos.</text:p>
      <text:p text:style-name="P1"/>
      <text:p text:style-name="P1">select *</text:p>
      <text:p text:style-name="P1">from alumnos;</text:p>
      <text:p text:style-name="P1"/>
      <text:p text:style-name="P4">2. Mostrar el curso y el nombre para todos los alumnos.</text:p>
      <text:p text:style-name="P2"/>
      <text:p text:style-name="P2">select curso,nombre</text:p>
      <text:p text:style-name="P2">from alumnos;</text:p>
      <text:p text:style-name="P2"/>
      <text:p text:style-name="P8">3. Mostrar nombre y edad de los alumnos de más de 21 años.</text:p>
      <text:p text:style-name="P6">select nombre,edad</text:p>
      <text:p text:style-name="P6">from alumnos</text:p>
      <text:p text:style-name="P6">where edad&gt;21;</text:p>
      <text:p text:style-name="P7">4. Mostrar número de serie y cantidad de ram de ordenadores de más de 12 GB.</text:p>
      <text:p text:style-name="P10">select numserie,ram</text:p>
      <text:p text:style-name="P10">from ordenadores</text:p>
      <text:p text:style-name="P10">where ram&gt;12;</text:p>
      <text:p text:style-name="P8">5. Mostrar nombre de los alumnos del curso 1A</text:p>
      <text:p text:style-name="P11">select nombre</text:p>
      <text:p text:style-name="P11">from alumnos</text:p>
      <text:p text:style-name="P11">where curso='1A';</text:p>
      <text:p text:style-name="P9">6. Mostrar nombre de alumnos alfabeticamente.</text:p>
      <text:p text:style-name="P9">s<text:span text:style-name="T2">elect nombre</text:span></text:p>
      <text:p text:style-name="P11">from alumnos</text:p>
      <text:p text:style-name="P11">order by nombre;</text:p>
      <text:p text:style-name="P7">7. Mostrar nombre de alumnos alfabeticamente del curso 1A o 1C .</text:p>
      <text:p text:style-name="P11">select nombre</text:p>
      <text:p text:style-name="P11">from alumnos</text:p>
      <text:p text:style-name="P11">where curso='1A' OR curso='1C'</text:p>
      <text:p text:style-name="P11">order by nombre;</text:p>
      <text:p text:style-name="P9">8. Mostrar toda la información sobre alumnos y ordenadores usados.</text:p>
      <text:p text:style-name="P12">select *</text:p>
      <text:p text:style-name="P12">from alumnos,ordenadores</text:p>
      <text:p text:style-name="P12">where dni=dnialumno;</text:p>
      <text:p text:style-name="P11"><text:soft-page-break/></text:p>
      <text:p text:style-name="P9">9. Mostrar nombre y número de serie de ordenador usadopor los alumnos.</text:p>
      <text:p text:style-name="P13">select nombre,numserie</text:p>
      <text:p text:style-name="P13">from alumnos,ordenadores</text:p>
      <text:p text:style-name="P13">where dni=dnialumno;</text:p>
      <text:p text:style-name="P4">10. Mostrar nombre y número de serie de ordenador usado por los alumnos que tiene más de 2<text:span text:style-name="T3">2 </text:span>años.</text:p>
      <text:p text:style-name="P2"/>
      <text:p text:style-name="P5">select nombre,numserie</text:p>
      <text:p text:style-name="P5">from alumnos,ordenadores</text:p>
      <text:p text:style-name="P5">where (dni=dnialumno) <text:s/>and (edad&gt;22);</text:p>
      <text:p text:style-name="P5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3:24:32.912593637</meta:creation-date>
    <dc:date>2018-12-03T14:05:12.527988724</dc:date>
    <meta:editing-duration>PT9M3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9" meta:word-count="180" meta:character-count="1124" meta:non-whitespace-character-count="982"/>
  </office:meta>
</office:document-meta>
</file>